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3_replay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09039548022599" calcext:value-type="float">
            <text:p>0.609039548022599</text:p>
          </table:table-cell>
          <table:table-cell office:value-type="float" office:value="0.584867075664622" calcext:value-type="float">
            <text:p>0.5848670756646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3093681917211" calcext:value-type="float">
            <text:p>0.623093681917211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0.687645687645688" calcext:value-type="float">
            <text:p>0.687645687645688</text:p>
          </table:table-cell>
          <table:table-cell office:value-type="float" office:value="0.663667041619797" calcext:value-type="float">
            <text:p>0.663667041619797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table:style-name="ce1" office:value-type="float" office:value="0.664406779661017" calcext:value-type="float">
            <text:p>0.664406779661017</text:p>
          </table:table-cell>
          <table:table-cell table:style-name="ce1" office:value-type="float" office:value="0.670103092783505" calcext:value-type="float">
            <text:p>0.670103092783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36474908200734" calcext:value-type="float">
            <text:p>0.636474908200734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53107344632768" calcext:value-type="float">
            <text:p>0.653107344632768</text:p>
          </table:table-cell>
          <table:table-cell office:value-type="float" office:value="0.633771929824561" calcext:value-type="float">
            <text:p>0.633771929824561</text:p>
          </table:table-cell>
          <table:table-cell office:value-type="float" office:value="0.673659673659674" calcext:value-type="float">
            <text:p>0.673659673659674</text:p>
          </table:table-cell>
          <table:table-cell office:value-type="float" office:value="0.653107344632768" calcext:value-type="float">
            <text:p>0.653107344632768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61016949152542" calcext:value-type="float">
            <text:p>0.661016949152542</text:p>
          </table:table-cell>
          <table:table-cell table:number-columns-repeated="3" office:value-type="float" office:value="0.65034965034965" calcext:value-type="float">
            <text:p>0.65034965034965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61016949152542" calcext:value-type="float">
            <text:p>0.661016949152542</text:p>
          </table:table-cell>
          <table:table-cell office:value-type="float" office:value="0.627722772277228" calcext:value-type="float">
            <text:p>0.627722772277228</text:p>
          </table:table-cell>
          <table:table-cell office:value-type="float" office:value="0.738927738927739" calcext:value-type="float">
            <text:p>0.738927738927739</text:p>
          </table:table-cell>
          <table:table-cell table:style-name="ce1" office:value-type="float" office:value="0.678800856531049" calcext:value-type="float">
            <text:p>0.678800856531049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56497175141243" calcext:value-type="float">
            <text:p>0.656497175141243</text:p>
          </table:table-cell>
          <table:table-cell office:value-type="float" office:value="0.635574837310195" calcext:value-type="float">
            <text:p>0.635574837310195</text:p>
          </table:table-cell>
          <table:table-cell office:value-type="float" office:value="0.682983682983683" calcext:value-type="float">
            <text:p>0.682983682983683</text:p>
          </table:table-cell>
          <table:table-cell office:value-type="float" office:value="0.658426966292135" calcext:value-type="float">
            <text:p>0.658426966292135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30508474576271" calcext:value-type="float">
            <text:p>0.630508474576271</text:p>
          </table:table-cell>
          <table:table-cell office:value-type="float" office:value="0.593406593406593" calcext:value-type="float">
            <text:p>0.593406593406593</text:p>
          </table:table-cell>
          <table:table-cell table:style-name="ce1" office:value-type="float" office:value="0.755244755244755" calcext:value-type="float">
            <text:p>0.755244755244755</text:p>
          </table:table-cell>
          <table:table-cell office:value-type="float" office:value="0.664615384615385" calcext:value-type="float">
            <text:p>0.664615384615385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63316582914573" calcext:value-type="float">
            <text:p>0.66331658291457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38452237001209" calcext:value-type="float">
            <text:p>0.638452237001209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60891089108911" calcext:value-type="float">
            <text:p>0.660891089108911</text:p>
          </table:table-cell>
          <table:table-cell office:value-type="float" office:value="0.622377622377622" calcext:value-type="float">
            <text:p>0.622377622377622</text:p>
          </table:table-cell>
          <table:table-cell office:value-type="float" office:value="0.641056422569028" calcext:value-type="float">
            <text:p>0.641056422569028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53107344632768" calcext:value-type="float">
            <text:p>0.653107344632768</text:p>
          </table:table-cell>
          <table:table-cell office:value-type="float" office:value="0.629237288135593" calcext:value-type="float">
            <text:p>0.62923728813559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59267480577136" calcext:value-type="float">
            <text:p>0.659267480577136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31638418079096" calcext:value-type="float">
            <text:p>0.631638418079096</text:p>
          </table:table-cell>
          <table:table-cell office:value-type="float" office:value="0.608879492600423" calcext:value-type="float">
            <text:p>0.608879492600423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38580931263858" calcext:value-type="float">
            <text:p>0.638580931263858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20338983050847" calcext:value-type="float">
            <text:p>0.620338983050847</text:p>
          </table:table-cell>
          <table:table-cell office:value-type="float" office:value="0.599147121535181" calcext:value-type="float">
            <text:p>0.599147121535181</text:p>
          </table:table-cell>
          <table:table-cell office:value-type="float" office:value="0.655011655011655" calcext:value-type="float">
            <text:p>0.655011655011655</text:p>
          </table:table-cell>
          <table:table-cell office:value-type="float" office:value="0.625835189309577" calcext:value-type="float">
            <text:p>0.625835189309577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29378531073446" calcext:value-type="float">
            <text:p>0.629378531073446</text:p>
          </table:table-cell>
          <table:table-cell office:value-type="float" office:value="0.613483146067416" calcext:value-type="float">
            <text:p>0.61348314606741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24713958810069" calcext:value-type="float">
            <text:p>0.624713958810069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64406779661017" calcext:value-type="float">
            <text:p>0.664406779661017</text:p>
          </table:table-cell>
          <table:table-cell table:formula="of:=MAX([.C2:.C15])" office:value-type="float" office:value="0.670103092783505" calcext:value-type="float">
            <text:p>0.670103092783505</text:p>
          </table:table-cell>
          <table:table-cell table:formula="of:=MAX([.D2:.D15])" office:value-type="float" office:value="0.755244755244755" calcext:value-type="float">
            <text:p>0.755244755244755</text:p>
          </table:table-cell>
          <table:table-cell table:formula="of:=MAX([.E2:.E15])" office:value-type="float" office:value="0.678800856531049" calcext:value-type="float">
            <text:p>0.678800856531049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20" calcext:value-type="string">
            <text:p>give_model_20</text:p>
          </table:table-cell>
          <table:table-cell table:style-name="ce2" table:formula="of:=VLOOKUP([.C17];[.C2:.F15];4;0)" office:value-type="string" office:string-value="give_model_20" calcext:value-type="string">
            <text:p>give_model_20</text:p>
          </table:table-cell>
          <table:table-cell table:style-name="ce2" table:formula="of:=VLOOKUP([.D17];[.D2:.F15];3;0)" office:value-type="string" office:string-value="give_model_50000" calcext:value-type="string">
            <text:p>give_model_50000</text:p>
          </table:table-cell>
          <table:table-cell table:style-name="ce2" table:formula="of:=VLOOKUP([.E17];[.E2:.F15];2;0)" office:value-type="string" office:string-value="give_model_41" calcext:value-type="string">
            <text:p>give_model_41</text:p>
          </table:table-cell>
          <table:table-cell/>
        </table:table-row>
      </table:table>
      <table:named-expressions/>
      <table:database-ranges>
        <table:database-range table:name="__Anonymous_Sheet_DB__0" table:target-range-address="3_replay____test_best_scores_other_metrics.A1:3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45:53.120799450</dc:date>
    <meta:editing-duration>PT6M24S</meta:editing-duration>
    <meta:editing-cycles>4</meta:editing-cycles>
    <meta:generator>LibreOffice/6.0.7.3$Linux_X86_64 LibreOffice_project/00m0$Build-3</meta:generator>
    <meta:document-statistic meta:table-count="1" meta:cell-count="100" meta:object-count="0"/>
  </office:meta>
</office:document-meta>
</file>